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000000" draw:stroke-linejoin="round" svg:stroke-linecap="butt" draw:fill="solid" draw:fill-color="#ffffff" fo:padding-top="0.017cm" fo:padding-bottom="0.017cm" fo:padding-left="0.017cm" fo:padding-right="0.017cm"/>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035cm" svg:stroke-color="#000000" draw:stroke-linejoin="round" svg:stroke-linecap="butt"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6"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7"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T1" style:family="text">
      <style:text-properties fo:color="#000000" style:font-name="DejaVuSans" fo:font-size="10pt" style:font-size-asian="10pt" style:font-name-complex="DejaVuSans"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418cm" svg:height="0.417cm" svg:x="2.395cm" svg:y="10.203cm" svg:viewBox="0 0 419 418" svg:d="M209 418c56 0 110-22 149-61s61-92 61-147c0-56-22-109-61-148s-93-62-149-62c-55 0-108 23-147 62-40 39-62 92-62 148 0 55 22 108 62 147 39 39 92 61 147 61z">
          <text:p/>
        </draw:path>
        <draw:path draw:style-name="gr1" draw:text-style-name="P1" draw:layer="layout" svg:width="0.417cm" svg:height="0.417cm" svg:x="3.437cm" svg:y="10.019cm" svg:viewBox="0 0 418 418" svg:d="M209 418c56 0 109-22 148-61s61-92 61-147c0-57-22-110-61-149s-92-61-148-61c-55 0-109 22-148 61s-61 92-61 149c0 55 22 108 61 147s93 61 148 61z">
          <text:p/>
        </draw:path>
        <draw:path draw:style-name="gr2" draw:text-style-name="P1" draw:layer="layout" svg:width="0.417cm" svg:height="0.418cm" svg:x="4.478cm" svg:y="9.73cm" svg:viewBox="0 0 418 419" svg:d="M209 419c55 0 108-22 148-62 39-39 61-92 61-147s-22-109-61-149c-40-39-93-61-148-61-56 0-109 22-148 61-39 40-61 94-61 149s22 108 61 147c39 40 92 62 148 62z">
          <text:p/>
        </draw:path>
        <draw:path draw:style-name="gr3" draw:text-style-name="P2" draw:layer="layout" svg:width="0.417cm" svg:height="0.418cm" svg:x="4.478cm" svg:y="9.73cm" svg:viewBox="0 0 418 419" svg:d="M209 419c55 0 108-22 148-62 39-39 61-92 61-147s-22-109-61-149c-40-39-93-61-148-61-56 0-109 22-148 61-39 40-61 94-61 149s22 108 61 147c39 40 92 62 148 62z">
          <text:p/>
        </draw:path>
        <draw:path draw:style-name="gr1" draw:text-style-name="P1" draw:layer="layout" svg:width="0.417cm" svg:height="0.417cm" svg:x="5.519cm" svg:y="9.221cm" svg:viewBox="0 0 418 418" svg:d="M210 418c55 0 108-22 147-61s61-92 61-147c0-57-22-110-61-149s-92-61-147-61c-56 0-110 22-149 61s-61 92-61 149c0 55 22 108 61 147s93 61 149 61z">
          <text:p/>
        </draw:path>
        <draw:path draw:style-name="gr1" draw:text-style-name="P1" draw:layer="layout" svg:width="0.418cm" svg:height="0.417cm" svg:x="6.56cm" svg:y="8.859cm" svg:viewBox="0 0 419 418" svg:d="M209 418c55 0 108-22 148-61s62-92 62-148c0-55-22-109-62-148s-93-61-148-61-109 22-148 61-61 93-61 148c0 56 22 109 61 148s93 61 148 61z">
          <text:p/>
        </draw:path>
        <draw:path draw:style-name="gr1" draw:text-style-name="P1" draw:layer="layout" svg:width="0.418cm" svg:height="0.417cm" svg:x="7.601cm" svg:y="8.332cm" svg:viewBox="0 0 419 418" svg:d="M210 418c55 0 109-22 148-61s61-92 61-149c0-55-22-108-61-147s-93-61-148-61-109 22-148 61c-40 39-62 92-62 147 0 57 22 110 62 149 39 39 93 61 148 61z">
          <text:p/>
        </draw:path>
        <draw:path draw:style-name="gr1" draw:text-style-name="P1" draw:layer="layout" svg:width="0.417cm" svg:height="0.418cm" svg:x="8.643cm" svg:y="7.8cm" svg:viewBox="0 0 418 419" svg:d="M208 419c56 0 109-22 149-61 39-41 61-94 61-149s-22-108-61-148c-40-39-93-61-149-61-55 0-108 22-147 61-39 40-61 93-61 148s22 108 61 149c39 39 92 61 147 61z">
          <text:p/>
        </draw:path>
        <draw:path draw:style-name="gr1" draw:text-style-name="P1" draw:layer="layout" svg:width="0.417cm" svg:height="0.418cm" svg:x="9.684cm" svg:y="7.104cm" svg:viewBox="0 0 418 419" svg:d="M209 419c56 0 109-22 148-62 39-39 61-92 61-147 0-56-22-110-61-149s-92-61-148-61c-55 0-109 22-148 61s-61 93-61 149c0 55 22 108 61 147 39 40 93 62 148 62z">
          <text:p/>
        </draw:path>
        <draw:path draw:style-name="gr1" draw:text-style-name="P1" draw:layer="layout" svg:width="0.417cm" svg:height="0.418cm" svg:x="10.725cm" svg:y="6.232cm" svg:viewBox="0 0 418 419" svg:d="M209 419c55 0 108-22 148-61 39-40 61-93 61-149 0-55-22-108-61-148-40-39-93-61-148-61-56 0-109 22-148 61-39 40-61 93-61 148 0 56 22 109 61 149 39 39 92 61 148 61z">
          <text:p/>
        </draw:path>
        <draw:path draw:style-name="gr1" draw:text-style-name="P1" draw:layer="layout" svg:width="0.418cm" svg:height="0.417cm" svg:x="11.766cm" svg:y="5.124cm" svg:viewBox="0 0 419 418" svg:d="M210 418c55 0 108-22 147-61 40-39 62-92 62-148 0-55-22-108-62-148-39-39-92-61-147-61s-110 22-149 61c-39 40-61 93-61 148 0 56 22 109 61 148s94 61 149 61z">
          <text:p/>
        </draw:path>
        <draw:path draw:style-name="gr1" draw:text-style-name="P1" draw:layer="layout" svg:width="0.418cm" svg:height="0.417cm" svg:x="12.807cm" svg:y="3.627cm" svg:viewBox="0 0 419 418" svg:d="M209 418c55 0 108-22 149-61 39-40 61-93 61-149 0-55-22-108-61-147-41-39-94-61-149-61s-108 22-148 61c-39 39-61 92-61 147 0 56 22 109 61 149 40 39 93 61 148 61z">
          <text:p/>
        </draw:path>
        <draw:path draw:style-name="gr1" draw:text-style-name="P1" draw:layer="layout" svg:width="0.417cm" svg:height="0.418cm" svg:x="13.849cm" svg:y="1.69cm" svg:viewBox="0 0 418 419" svg:d="M209 419c56 0 109-22 148-61 39-40 61-93 61-148 0-56-22-109-61-149-39-39-92-61-148-61-55 0-109 22-148 61-39 40-61 93-61 149 0 55 22 108 61 148 39 39 93 61 148 61z">
          <text:p/>
        </draw:path>
        <draw:polygon draw:style-name="gr4" draw:text-style-name="P3" draw:layer="layout" svg:width="0cm" svg:height="0.123cm" svg:x="2.604cm" svg:y="10.85cm" svg:viewBox="0 0 0 124" draw:points="0,0 0,124">
          <text:p/>
        </draw:polygon>
        <draw:line draw:style-name="gr5" draw:text-style-name="P2" draw:layer="layout" svg:x1="2.604cm" svg:y1="10.85cm" svg:x2="2.604cm" svg:y2="10.974cm">
          <text:p/>
        </draw:line>
        <draw:polygon draw:style-name="gr4" draw:text-style-name="P3" draw:layer="layout" svg:width="0cm" svg:height="0.123cm" svg:x="4.687cm" svg:y="10.85cm" svg:viewBox="0 0 0 124" draw:points="0,0 0,124">
          <text:p/>
        </draw:polygon>
        <draw:line draw:style-name="gr5" draw:text-style-name="P2" draw:layer="layout" svg:x1="4.687cm" svg:y1="10.85cm" svg:x2="4.687cm" svg:y2="10.974cm">
          <text:p/>
        </draw:line>
        <draw:frame draw:style-name="gr6" draw:text-style-name="P5" draw:layer="layout" svg:width="1.01cm" svg:height="0.412cm" svg:x="2.1cm" svg:y="11.038cm">
          <draw:text-box>
            <text:p text:style-name="P4"><text:span text:style-name="T1">0.000</text:span></text:p>
          </draw:text-box>
        </draw:frame>
        <draw:polygon draw:style-name="gr4" draw:text-style-name="P3" draw:layer="layout" svg:width="0cm" svg:height="0.123cm" svg:x="6.769cm" svg:y="10.85cm" svg:viewBox="0 0 0 124" draw:points="0,0 0,124">
          <text:p/>
        </draw:polygon>
        <draw:line draw:style-name="gr5" draw:text-style-name="P2" draw:layer="layout" svg:x1="6.769cm" svg:y1="10.85cm" svg:x2="6.769cm" svg:y2="10.974cm">
          <text:p/>
        </draw:line>
        <draw:frame draw:style-name="gr6" draw:text-style-name="P5" draw:layer="layout" svg:width="1.01cm" svg:height="0.412cm" svg:x="4.182cm" svg:y="11.038cm">
          <draw:text-box>
            <text:p text:style-name="P4"><text:span text:style-name="T1">0.002</text:span></text:p>
          </draw:text-box>
        </draw:frame>
        <draw:polygon draw:style-name="gr4" draw:text-style-name="P3" draw:layer="layout" svg:width="0cm" svg:height="0.123cm" svg:x="8.851cm" svg:y="10.85cm" svg:viewBox="0 0 0 124" draw:points="0,0 0,124">
          <text:p/>
        </draw:polygon>
        <draw:line draw:style-name="gr5" draw:text-style-name="P2" draw:layer="layout" svg:x1="8.851cm" svg:y1="10.85cm" svg:x2="8.851cm" svg:y2="10.974cm">
          <text:p/>
        </draw:line>
        <draw:frame draw:style-name="gr6" draw:text-style-name="P5" draw:layer="layout" svg:width="1.01cm" svg:height="0.412cm" svg:x="6.265cm" svg:y="11.038cm">
          <draw:text-box>
            <text:p text:style-name="P4"><text:span text:style-name="T1">0.004</text:span></text:p>
          </draw:text-box>
        </draw:frame>
        <draw:polygon draw:style-name="gr4" draw:text-style-name="P3" draw:layer="layout" svg:width="0cm" svg:height="0.123cm" svg:x="10.934cm" svg:y="10.85cm" svg:viewBox="0 0 0 124" draw:points="0,0 0,124">
          <text:p/>
        </draw:polygon>
        <draw:line draw:style-name="gr5" draw:text-style-name="P2" draw:layer="layout" svg:x1="10.934cm" svg:y1="10.85cm" svg:x2="10.934cm" svg:y2="10.974cm">
          <text:p/>
        </draw:line>
        <draw:frame draw:style-name="gr6" draw:text-style-name="P5" draw:layer="layout" svg:width="1.01cm" svg:height="0.412cm" svg:x="8.347cm" svg:y="11.038cm">
          <draw:text-box>
            <text:p text:style-name="P4"><text:span text:style-name="T1">0.006</text:span></text:p>
          </draw:text-box>
        </draw:frame>
        <draw:polygon draw:style-name="gr4" draw:text-style-name="P3" draw:layer="layout" svg:width="0cm" svg:height="0.123cm" svg:x="13.016cm" svg:y="10.85cm" svg:viewBox="0 0 0 124" draw:points="0,0 0,124">
          <text:p/>
        </draw:polygon>
        <draw:line draw:style-name="gr5" draw:text-style-name="P2" draw:layer="layout" svg:x1="13.016cm" svg:y1="10.85cm" svg:x2="13.016cm" svg:y2="10.974cm">
          <text:p/>
        </draw:line>
        <draw:frame draw:style-name="gr6" draw:text-style-name="P5" draw:layer="layout" svg:width="1.01cm" svg:height="0.412cm" svg:x="10.429cm" svg:y="11.038cm">
          <draw:text-box>
            <text:p text:style-name="P4"><text:span text:style-name="T1">0.008</text:span></text:p>
          </draw:text-box>
        </draw:frame>
        <draw:frame draw:style-name="gr6" draw:text-style-name="P5" draw:layer="layout" svg:width="1.01cm" svg:height="0.412cm" svg:x="12.512cm" svg:y="11.038cm">
          <draw:text-box>
            <text:p text:style-name="P4"><text:span text:style-name="T1">0.010</text:span></text:p>
          </draw:text-box>
        </draw:frame>
        <draw:polygon draw:style-name="gr4" draw:text-style-name="P3" draw:layer="layout" svg:width="0.123cm" svg:height="0cm" svg:x="1.908cm" svg:y="10.411cm" svg:viewBox="0 0 124 0" draw:points="124,0 0,0">
          <text:p/>
        </draw:polygon>
        <draw:line draw:style-name="gr5" draw:text-style-name="P2" draw:layer="layout" svg:x1="2.032cm" svg:y1="10.411cm" svg:x2="1.908cm" svg:y2="10.411cm">
          <text:p/>
        </draw:line>
        <draw:frame draw:style-name="gr6" draw:text-style-name="P5" draw:layer="layout" svg:width="1.259cm" svg:height="0.412cm" svg:x="7.704cm" svg:y="11.521cm">
          <draw:text-box>
            <text:p text:style-name="P4"><text:span text:style-name="T1">delta_z</text:span></text:p>
          </draw:text-box>
        </draw:frame>
        <draw:polygon draw:style-name="gr4" draw:text-style-name="P3" draw:layer="layout" svg:width="0.123cm" svg:height="0cm" svg:x="1.908cm" svg:y="8.69cm" svg:viewBox="0 0 124 0" draw:points="124,0 0,0">
          <text:p/>
        </draw:polygon>
        <draw:line draw:style-name="gr5" draw:text-style-name="P2" draw:layer="layout" svg:x1="2.032cm" svg:y1="8.69cm" svg:x2="1.908cm" svg:y2="8.69cm">
          <text:p/>
        </draw:line>
        <draw:frame draw:style-name="gr6" draw:text-style-name="P5" draw:layer="layout" svg:width="0.352cm" svg:height="0.412cm" svg:x="1.561cm" svg:y="10.218cm">
          <draw:text-box>
            <text:p text:style-name="P4"><text:span text:style-name="T1">0</text:span></text:p>
          </draw:text-box>
        </draw:frame>
        <draw:polygon draw:style-name="gr4" draw:text-style-name="P3" draw:layer="layout" svg:width="0.123cm" svg:height="0cm" svg:x="1.908cm" svg:y="6.968cm" svg:viewBox="0 0 124 0" draw:points="124,0 0,0">
          <text:p/>
        </draw:polygon>
        <draw:line draw:style-name="gr5" draw:text-style-name="P2" draw:layer="layout" svg:x1="2.032cm" svg:y1="6.968cm" svg:x2="1.908cm" svg:y2="6.968cm">
          <text:p/>
        </draw:line>
        <draw:frame draw:style-name="gr6" draw:text-style-name="P5" draw:layer="layout" svg:width="0.352cm" svg:height="0.412cm" svg:x="1.561cm" svg:y="8.497cm">
          <draw:text-box>
            <text:p text:style-name="P4"><text:span text:style-name="T1">2</text:span></text:p>
          </draw:text-box>
        </draw:frame>
        <draw:polygon draw:style-name="gr4" draw:text-style-name="P3" draw:layer="layout" svg:width="0.123cm" svg:height="0cm" svg:x="1.908cm" svg:y="5.246cm" svg:viewBox="0 0 124 0" draw:points="124,0 0,0">
          <text:p/>
        </draw:polygon>
        <draw:line draw:style-name="gr5" draw:text-style-name="P2" draw:layer="layout" svg:x1="2.032cm" svg:y1="5.246cm" svg:x2="1.908cm" svg:y2="5.246cm">
          <text:p/>
        </draw:line>
        <draw:frame draw:style-name="gr6" draw:text-style-name="P5" draw:layer="layout" svg:width="0.352cm" svg:height="0.412cm" svg:x="1.561cm" svg:y="6.775cm">
          <draw:text-box>
            <text:p text:style-name="P4"><text:span text:style-name="T1">4</text:span></text:p>
          </draw:text-box>
        </draw:frame>
        <draw:polygon draw:style-name="gr4" draw:text-style-name="P3" draw:layer="layout" svg:width="0.123cm" svg:height="0cm" svg:x="1.908cm" svg:y="3.525cm" svg:viewBox="0 0 124 0" draw:points="124,0 0,0">
          <text:p/>
        </draw:polygon>
        <draw:line draw:style-name="gr5" draw:text-style-name="P2" draw:layer="layout" svg:x1="2.032cm" svg:y1="3.525cm" svg:x2="1.908cm" svg:y2="3.525cm">
          <text:p/>
        </draw:line>
        <draw:frame draw:style-name="gr6" draw:text-style-name="P5" draw:layer="layout" svg:width="0.352cm" svg:height="0.412cm" svg:x="1.561cm" svg:y="5.053cm">
          <draw:text-box>
            <text:p text:style-name="P4"><text:span text:style-name="T1">6</text:span></text:p>
          </draw:text-box>
        </draw:frame>
        <draw:polygon draw:style-name="gr4" draw:text-style-name="P3" draw:layer="layout" svg:width="0.123cm" svg:height="0cm" svg:x="1.908cm" svg:y="1.803cm" svg:viewBox="0 0 124 0" draw:points="124,0 0,0">
          <text:p/>
        </draw:polygon>
        <draw:line draw:style-name="gr5" draw:text-style-name="P2" draw:layer="layout" svg:x1="2.032cm" svg:y1="1.803cm" svg:x2="1.908cm" svg:y2="1.803cm">
          <text:p/>
        </draw:line>
        <draw:frame draw:style-name="gr6" draw:text-style-name="P5" draw:layer="layout" svg:width="0.352cm" svg:height="0.412cm" svg:x="1.561cm" svg:y="3.332cm">
          <draw:text-box>
            <text:p text:style-name="P4"><text:span text:style-name="T1">8</text:span></text:p>
          </draw:text-box>
        </draw:frame>
        <draw:frame draw:style-name="gr6" draw:text-style-name="P5" draw:layer="layout" svg:width="0.451cm" svg:height="0.412cm" svg:x="1.336cm" svg:y="1.61cm">
          <draw:text-box>
            <text:p text:style-name="P4"><text:span text:style-name="T1">10</text:span></text:p>
          </draw:text-box>
        </draw:frame>
        <draw:polyline draw:style-name="gr7" draw:text-style-name="P2" draw:layer="layout" svg:width="11.453cm" svg:height="8.535cm" svg:x="2.604cm" svg:y="1.889cm" svg:viewBox="0 0 11454 8536" draw:points="0,8536 116,8520 232,8502 347,8482 463,8461 579,8437 694,8412 810,8385 926,8357 1041,8327 1157,8296 1273,8264 1388,8230 1504,8195 1620,8159 1735,8122 1851,8084 1967,8045 2083,8005 2198,7964 2314,7922 2430,7880 2545,7837 2661,7793 2777,7748 2892,7703 3008,7657 3125,7610 3240,7563 3356,7515 3472,7467 3587,7418 3703,7368 3819,7318 3935,7267 4050,7216 4166,7164 4282,7112 4397,7058 4513,7005 4629,6950 4744,6895 4860,6839 4976,6782 5091,6725 5207,6667 5323,6608 5438,6548 5554,6487 5670,6425 5786,6362 5901,6297 6017,6232 6133,6166 6248,6098 6364,6028 6480,5958 6595,5886 6711,5812 6827,5736 6942,5659 7058,5580 7174,5499 7289,5416 7405,5330 7521,5243 7637,5153 7752,5061 7868,4966 7984,4868 8099,4768 8215,4664 8331,4558 8446,4449 8562,4336 8678,4220 8793,4100 8909,3976 9025,3849 9140,3718 9256,3582 9372,3443 9488,3298 9603,3150 9719,2996 9835,2838 9950,2674 10066,2505 10182,2330 10297,2150 10413,1964 10529,1772 10644,1575 10760,1370 10876,1160 10991,942 11107,717 11223,486 11339,247 11454,0">
          <text:p/>
        </draw:polyline>
        <draw:line draw:style-name="gr8" draw:text-style-name="P2" draw:layer="layout" svg:x1="2.032cm" svg:y1="10.85cm" svg:x2="2.032cm" svg:y2="1.463cm">
          <text:p/>
        </draw:line>
        <draw:line draw:style-name="gr8" draw:text-style-name="P2" draw:layer="layout" svg:x1="14.63cm" svg:y1="10.85cm" svg:x2="14.63cm" svg:y2="1.463cm">
          <text:p/>
        </draw:line>
        <draw:line draw:style-name="gr8" draw:text-style-name="P2" draw:layer="layout" svg:x1="2.032cm" svg:y1="10.85cm" svg:x2="14.63cm" svg:y2="10.85cm">
          <text:p/>
        </draw:line>
        <draw:line draw:style-name="gr8" draw:text-style-name="P2" draw:layer="layout" svg:x1="2.032cm" svg:y1="1.463cm" svg:x2="14.63cm" svg:y2="1.463cm">
          <text:p/>
        </draw:line>
        <draw:frame draw:style-name="gr6" draw:text-style-name="P5" draw:layer="layout" svg:width="3.215cm" svg:height="0.412cm" draw:transform="rotate (1.5707963267949) translate (0.785cm 7.764cm)">
          <draw:text-box>
            <text:p text:style-name="P4"><text:span text:style-name="T1">weiss_force_mea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8T18:05:55.180161598</dc:date>
    <meta:editing-duration>PT23H41M27S</meta:editing-duration>
    <meta:editing-cycles>1</meta:editing-cycles>
    <meta:document-statistic meta:object-count="56"/>
    <meta:generator>LibreOffice/6.0.7.3$Linux_X86_64 LibreOffice_project/00m0$Build-3</meta:generator>
  </office:meta>
</office:document-meta>
</file>